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8" style:family="paragraph" style:parent-style-name="Table_20_Contents" style:list-style-name="L36">
      <style:paragraph-properties fo:text-align="justify" style:justify-single-word="false"/>
    </style:style>
    <style:style style:name="P26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0" style:family="paragraph" style:parent-style-name="Table_20_Contents" style:list-style-name="L57"/>
    <style:style style:name="P271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8" style:family="text">
      <style:text-properties style:font-name-asian="Liberation Sans1" style:font-name-complex="Liberation Sans1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Sans2"/>
    </style:style>
    <style:style style:name="T35" style:family="text">
      <style:text-properties style:font-name="Liberation Sans1" style:font-name-asian="Liberation Sans1" style:font-name-complex="Liberation Sans1"/>
    </style:style>
    <style:style style:name="T36" style:family="text">
      <style:text-properties fo:color="#ff00ff"/>
    </style:style>
    <style:style style:name="T37" style:family="text">
      <style:text-properties style:font-name="Liberation Sans1" style:font-name-asian="Liberation Sans1" style:font-name-complex="Liberation Sans1"/>
    </style:style>
    <style:style style:name="T38" style:family="text">
      <style:text-properties style:font-name-asian="Liberation Sans1" style:font-name-complex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2285458951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94500023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306559773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1127398016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493391089" text:style-name="L5">
        <text:list-header>
          <text:p text:style-name="P248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224451415" text:style-name="L6">
        <text:list-header>
          <text:p text:style-name="P249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1535789584" text:style-name="L7">
        <text:list-item>
          <text:p text:style-name="P216">консольные утилиты </text:p>
        </text:list-item>
      </text:list>
      <text:list xml:id="list1850373358" text:style-name="L8">
        <text:list-item>
          <text:p text:style-name="P237"><text:span text:style-name="T11">gui (tk) –</text:span><text:span text:style-name="T11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1">irb – интерактивный руби </text:span><text:span text:style-name="T11">(REPL - read, evaluate, print, loop)</text:span></text:p>
      <text:p text:style-name="P28"/>
      <text:p text:style-name="P43"><text:span text:style-name="T11">&gt;&gt;&gt; Демонстрация, </text:span><text:span text:style-name="T11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1">Полезные </text:span><text:span text:style-name="T11">утилиты – ri</text:span></text:p>
      <text:p text:style-name="P36"/>
      <text:p text:style-name="P43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10">&gt;&gt;&gt; <text:span text:style-name="T15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15">Имена </text:span><text:span text:style-name="T15">переменных и констант состоят из:</text:span></text:p>
      <text:list xml:id="list1918188915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5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95144763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8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22837494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977135845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356117965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600156107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1185179243" text:style-name="L15">
        <text:list-item>
          <text:p text:style-name="P224">тип переменной задается сразу</text:p>
          <text:p text:style-name="P256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1185576667" text:continue-numbering="true" text:style-name="L15">
        <text:list-header>
          <text:p text:style-name="P25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790559405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2">expression-that-is-</text:span><text:span text:style-name="T20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838971177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1135550728" text:style-name="L18">
        <text:list-item>
          <text:p text:style-name="P257">В двойных/одинарных кавычках это … ? – String</text:p>
        </text:list-item>
        <text:list-item>
          <text:p text:style-name="P257">В квадратных скобках это … ? – Array</text:p>
        </text:list-item>
        <text:list-item>
          <text:p text:style-name="P257">В фигурный скобках это ... ? -- Hash</text:p>
        </text:list-item>
        <text:list-item>
          <text:p text:style-name="P257">Как задать диапазон? – .. или ...</text:p>
        </text:list-item>
      </text:list>
      <text:list xml:id="list1459645281" text:continue-list="list838971177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743470849" text:style-name="L19">
        <text:list-item>
          <text:p text:style-name="P258">ответ: &lt; &gt; == !=</text:p>
        </text:list-item>
      </text:list>
      <text:list xml:id="list1011562627" text:continue-list="list1459645281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25">NP</text:span>)</text:p>
          </table:table-cell>
          <table:table-cell table:style-name="Table3.C2" office:value-type="string">
            <text:p text:style-name="P144">False (<text:span text:style-name="T25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23">NP</text:span>)</text:p>
          </table:table-cell>
          <table:table-cell table:style-name="Table3.C2" office:value-type="string">
            <text:p text:style-name="P143">tp: <text:span text:style-name="T23">NP</text:span> = <text:span text:style-name="T25">NP</text:span></text:p>
          </table:table-cell>
          <table:table-cell table:style-name="Table3.C2" office:value-type="string">
            <text:p text:style-name="P143">fp: <text:span text:style-name="T23">NP</text:span> != <text:span text:style-name="T25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23">non-NP</text:span>)</text:p>
          </table:table-cell>
          <table:table-cell table:style-name="Table3.C2" office:value-type="string">
            <text:p text:style-name="P143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43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347558186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763032676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578576960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707456426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21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28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180721987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416940304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340333317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337727700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29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422758017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2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839158848" text:style-name="L29">
        <text:list-item>
          <text:p text:style-name="P260">lesson.10.tar.bz2</text:p>
        </text:list-item>
      </text:list>
      <text:p text:style-name="P147"/>
      <text:p text:style-name="P150">Вопросы</text:p>
      <text:p text:style-name="P150"/>
      <text:list xml:id="list1099954891" text:style-name="L30">
        <text:list-item>
          <text:p text:style-name="P263">Сколько времени ушло на ДЗ на этой неделе?</text:p>
        </text:list-item>
        <text:list-item>
          <text:p text:style-name="P263">Просмотрели ли презентацию до конца и есть ли вопросы? Что стоит рассмотреть сейчас?</text:p>
        </text:list-item>
        <text:list-item>
          <text:p text:style-name="P263">Что общего в методах, имена которых оканчиваются на знак вопроса?</text:p>
        </text:list-item>
        <text:list-item>
          <text:p text:style-name="P263">О чем говорит знак ! в имени метода?</text:p>
        </text:list-item>
        <text:list-item>
          <text:p text:style-name="P263">Все ли методы, оканчивающиеся на ! изменяют объект, к которому применяются?</text:p>
        </text:list-item>
        <text:list-item>
          <text:p text:style-name="P263">Назовите какие-нибудь методы объектов класса Array? И что они делают?</text:p>
        </text:list-item>
        <text:list-item>
          <text:p text:style-name="P263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959987170" text:style-name="L31">
        <text:list-item>
          <text:p text:style-name="P264">lengths.with_cp1252 - <text:s/>длины вычислены неправильно</text:p>
        </text:list-item>
        <text:list-item>
          <text:p text:style-name="P26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1037152036" text:style-name="L32">
        <text:list-item>
          <text:p text:style-name="P266">Как определить каждое 10е предложение в тексте?</text:p>
        </text:list-item>
        <text:list-item>
          <text:p text:style-name="P266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863902207" text:style-name="L33">
        <text:list-item>
          <text:p text:style-name="P261">глобальная переменная @nth</text:p>
        </text:list-item>
        <text:list-item>
          <text:p text:style-name="P261">внешняя библиотека optparse</text:p>
        </text:list-item>
        <text:list-item>
          <text:p text:style-name="P261">опция --help</text:p>
        </text:list-item>
        <text:list-item>
          <text:p text:style-name="P261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88510588" text:style-name="L34">
        <text:list-item>
          <text:p text:style-name="P259">map <text:s text:c="5"/><text:span text:style-name="T31">map!</text:span></text:p>
        </text:list-item>
        <text:list-item>
          <text:p text:style-name="P259">collect <text:s text:c="2"/><text:span text:style-name="T31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01542877" text:continue-list="list839158848" text:style-name="L29">
        <text:list-item>
          <text:p text:style-name="P260">lesson.11.tar.bz2</text:p>
        </text:list-item>
      </text:list>
      <text:p text:style-name="P147"/>
      <text:p text:style-name="P150">Вопросы</text:p>
      <text:p text:style-name="P150"/>
      <text:list xml:id="list2133997345" text:style-name="L35">
        <text:list-item>
          <text:p text:style-name="P265">Сколько времени ушло на ДЗ на этой неделе?</text:p>
        </text:list-item>
        <text:list-item>
          <text:p text:style-name="P265">Для чего предназначен Array#map?</text:p>
        </text:list-item>
        <text:list-item>
          <text:p text:style-name="P265">Есть ли парный опасный метод Array#map! ?</text:p>
        </text:list-item>
        <text:list-item>
          <text:p text:style-name="P265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29"><text:s/>temperatures</text:span><text:span text:style-name="T29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29"><text:s/></text:span><text:span text:style-name="T29">temp</text:span><text:span text:style-name="T29">eratures</text:span><text:span text:style-name="T29">.select {|temp| temp &gt; 0} </text:span></text:p>
      <text:p text:style-name="P161"><text:s/>#=&gt; [1.2, 10.6, 16.0, 12.1, 4.9]</text:p>
      <text:p text:style-name="P162"><text:span text:style-name="T29">то есть, </text:span><text:span text:style-name="T2">массив</text:span><text:span text:style-name="T29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2130022639" text:continue-list="list101542877" text:style-name="L29">
        <text:list-item>
          <text:p text:style-name="P260">lesson.12.tar.bz2</text:p>
        </text:list-item>
      </text:list>
      <text:p text:style-name="P147"/>
      <text:p text:style-name="P151">Вопросы</text:p>
      <text:list xml:id="list179256942" text:style-name="L36">
        <text:list-header>
          <text:p text:style-name="P267"/>
        </text:list-header>
        <text:list-item>
          <text:p text:style-name="P26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2">Метод sort оперирует двумя аргументами (они в |a,b|). Что это за аргументы?</text:p>
        </text:list-item>
        <text:list-item>
          <text:p text:style-name="P26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2">Как Array#sort отсортирует массив массивов?</text:p>
        </text:list-item>
        <text:list-item>
          <text:p text:style-name="P262">Чем отличается Array#sort_by от Array#sort ?</text:p>
        </text:list-item>
        <text:list-item>
          <text:p text:style-name="P262">Чем отличаются методы Array#all? и Array#any?</text:p>
        </text:list-item>
        <text:list-item>
          <text:p text:style-name="P269"><text:span text:style-name="T9">Какими способами можно установить, что некоторый элемент присутс</text:span><text:span text:style-name="T9">т</text:span><text:span text:style-name="T9">вует в массиве? – <text:s/>(include?/member? → boolean, Array#index/</text:span><text:span text:style-name="T9">#rindex</text:span><text:span text:style-name="T9"> → position, find → сам элемент)</text:span></text:p>
        </text:list-item>
        <text:list-item>
          <text:p text:style-name="P269"><text:span text:style-name="T9">Какие из этих методом принимают блок и зачем? </text:span><text:span text:style-name="T9">- index/rindex/find. чтобы задавать более сложное условие, а не буквальное равенство.</text:span></text:p>
        </text:list-item>
        <text:list-item>
          <text:p text:style-name="P269"><text:span text:style-name="T9">Правда ли, что метод index есть только у массивов? - нет, он есть и у String (см. </text:span><text:span text:style-name="T9">ri index</text:span><text:span text:style-name="T9">)</text:span></text:p>
        </text:list-item>
        <text:list-item>
          <text:p text:style-name="P262">Почему Array#index/rindex/find можно использовать в условиях? - они возвращают nil, если ничего не найдено</text:p>
        </text:list-item>
        <text:list-item>
          <text:p text:style-name="P269"><text:span text:style-name="T9">Чем отличается Array#find от Array#select</text:span><text:span text:style-name="T9">?</text:span></text:p>
        </text:list-item>
        <text:list-item>
          <text:p text:style-name="P26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282409297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491750575" text:style-name="L38">
        <text:list-item>
          <text:p text:style-name="P239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9"><text:span text:style-name="T7">по </text:span><text:span text:style-name="T7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1999077593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2170045505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1656342631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556684341" text:continue-list="list2170045505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43878732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2090694026" text:continue-list="list556684341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969144995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981907889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13482132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976287884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594430939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274416954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2081285905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59865433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1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74818733" text:continue-list="list1999077593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591422434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7">как использовать модуль? </text:span><text:span text:style-name="T27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1">неупорядоченная </text:span><text:span text:style-name="T21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2">Д</text:span><text:span text:style-name="T32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666282226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707889687" text:style-name="L53">
        <text:list-item>
          <text:p text:style-name="P210">lesson.17.tar.bz2</text:p>
        </text:list-item>
      </text:list>
      <text:list xml:id="list852901393" text:continue-list="list666282226" text:style-name="L52">
        <text:list-header>
          <text:p text:style-name="P251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18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2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50"><text:tab/><text:span text:style-name="T22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2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268326153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173531330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816451606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094277384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232639472" text:continue-list="list1173531330" text:style-name="L54">
        <text:list-item>
          <text:p text:style-name="P252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34">ß</text:span> --&gt; SS но не всякое SS -&gt; <text:span text:style-name="T34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29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455017424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430623215" text:style-name="L57">
              <text:list-item>
                <text:p text:style-name="P270">Do you just want stdout or do you need stderr as well? or even separated out? </text:p>
              </text:list-item>
              <text:list-item>
                <text:p text:style-name="P270">How big is your output? Do you want to hold the entire result in memory? </text:p>
              </text:list-item>
              <text:list-item>
                <text:p text:style-name="P270">Do you want to read some of your output while the subprocess is still running? </text:p>
              </text:list-item>
              <text:list-item>
                <text:p text:style-name="P270">Do you need result codes? </text:p>
              </text:list-item>
              <text:list-item>
                <text:p text:style-name="P271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29"><text:tab/>IO</text:span>.<text:span text:style-name="T29">popen</text:span>("date") { <text:span text:style-name="T29">|</text:span><text:span text:style-name="T29">io</text:span><text:span text:style-name="T29">|</text:span> <text:span text:style-name="T29">puts</text:span> <text:span text:style-name="T29">io</text:span>.<text:span text:style-name="T2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9"><text:tab/></text:span><text:span text:style-name="T29">io = </text:span><text:span text:style-name="T29">IO</text:span>.<text:span text:style-name="T2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2123626600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 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486482694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реализовать restore_spaces (slide 178). показать, как его тестировать на <text:soft-page-break/>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28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28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35"><text:tab/>IO.popen([</text:span><text:span text:style-name="T36">env</text:span>,] cmd, mode="r" [, opt])</text:p>
      <text:p text:style-name="P2"/>
      <text:p text:style-name="P16"><text:span text:style-name="T2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<text:soft-page-break/>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1239229356" text:style-name="L60">
        <text:list-item>
          <text:p text:style-name="P240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40"><text:span text:style-name="T7">select в</text:span>о<text:span text:style-name="T7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1045545136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268433509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4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19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2">!!! задание: попробовать в irb. Измениться ли значение переменной a ?</text:span></text:span></text:p>
      <text:p text:style-name="P97"><text:span text:style-name="Source_20_Text"><text:span text:style-name="T12"/></text:span></text:p>
      <text:p text:style-name="P138"><text:span text:style-name="Source_20_Text"><text:span text:style-name="T12">a ||= 2</text:span></text:span></text:p>
      <text:p text:style-name="P129"><text:span text:style-name="Source_20_Text"><text:span text:style-name="T8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07T15:21:38</dc:date>
    <meta:editing-duration>P7DT17H31M25S</meta:editing-duration>
    <meta:editing-cycles>1209</meta:editing-cycles>
    <dc:creator>Nikolai Krot</dc:creator>
    <meta:document-statistic meta:table-count="40" meta:image-count="0" meta:object-count="0" meta:page-count="101" meta:paragraph-count="2781" meta:word-count="15452" meta:character-count="98219" meta:non-whitespace-character-count="91110"/>
  </office:meta>
</office:document-meta>
</file>